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1.147cm"/>
    </style:style>
    <style:style style:name="gr2" style:family="graphic" style:parent-style-name="standard">
      <style:graphic-properties draw:stroke="none" svg:stroke-color="#000000" draw:fill="none" draw:fill-color="#ffffff" fo:min-height="0.512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cm" fo:min-width="3.501cm"/>
    </style:style>
    <style:style style:name="gr6" style:family="graphic" style:parent-style-name="standard">
      <style:graphic-properties draw:stroke="none" svg:stroke-color="#000000" draw:fill="none" draw:fill-color="#ffffff" fo:min-height="0.508cm"/>
    </style:style>
    <style:style style:name="gr7" style:family="graphic" style:parent-style-name="standard">
      <style:graphic-properties draw:stroke="none" svg:stroke-color="#000000" draw:fill="none" draw:fill-color="#ffffff" fo:min-height="0.41cm"/>
    </style:style>
    <style:style style:name="gr8" style:family="graphic" style:parent-style-name="standard">
      <style:graphic-properties draw:stroke="none" svg:stroke-color="#000000" draw:fill="none" draw:fill-color="#ffffff" fo:min-height="1.071cm"/>
    </style:style>
    <style:style style:name="gr9" style:family="graphic" style:parent-style-name="standard">
      <style:graphic-properties draw:stroke="none" svg:stroke-color="#000000" draw:fill="none" draw:fill-color="#ffffff" fo:min-height="0.283cm"/>
    </style:style>
    <style:style style:name="gr10" style:family="graphic" style:parent-style-name="standard">
      <style:graphic-properties draw:stroke="none" svg:stroke-color="#000000" draw:fill="none" draw:fill-color="#ffffff" fo:min-height="1.274cm"/>
    </style:style>
    <style:style style:name="gr11" style:family="graphic" style:parent-style-name="standard">
      <style:graphic-properties draw:stroke="none" svg:stroke-color="#000000" draw:fill="none" draw:fill-color="#ffffff" draw:textarea-horizontal-align="left" draw:auto-grow-height="true" draw:auto-grow-width="true" fo:min-height="0.89cm" fo:min-width="0cm"/>
    </style:style>
    <style:style style:name="gr12" style:family="graphic" style:parent-style-name="standard">
      <style:graphic-properties draw:stroke="none" svg:stroke-color="#000000" draw:fill="none" draw:fill-color="#ffffff" fo:min-height="0.787cm"/>
    </style:style>
    <style:style style:name="gr13" style:family="graphic" style:parent-style-name="standard">
      <style:graphic-properties draw:stroke="none" svg:stroke-color="#000000" draw:fill="none" draw:fill-color="#ffffff" draw:textarea-horizontal-align="left" draw:auto-grow-height="true" draw:auto-grow-width="false" fo:min-height="0.756cm" fo:min-width="18.097cm"/>
    </style:style>
    <style:style style:name="gr14" style:family="graphic" style:parent-style-name="standard">
      <style:graphic-properties draw:stroke="none" svg:stroke-color="#000000" draw:fill="none" draw:fill-color="#ffffff" fo:min-height="0.72cm"/>
    </style:style>
    <style:style style:name="P1" style:family="paragraph">
      <style:text-properties fo:font-family="Courier" style:font-family-generic="modern" style:font-pitch="fixed" fo:font-size="16pt" style:font-size-asian="16pt" style:font-size-complex="16pt"/>
    </style:style>
    <style:style style:name="P2" style:family="paragraph">
      <style:paragraph-properties fo:text-align="center"/>
      <style:text-properties fo:font-size="14pt" style:font-size-asian="14pt" style:font-size-complex="14pt"/>
    </style:style>
    <style:style style:name="P3" style:family="paragraph">
      <style:text-properties fo:font-size="16pt" style:font-size-asian="16pt" style:font-size-complex="16pt"/>
    </style:style>
    <style:style style:name="P4" style:family="paragraph">
      <style:paragraph-properties fo:text-align="center"/>
    </style:style>
    <style:style style:name="P5" style:family="paragraph">
      <style:text-properties fo:font-size="10pt" style:font-size-asian="10pt" style:font-size-complex="10pt"/>
    </style:style>
    <style:style style:name="P6" style:family="paragraph">
      <style:text-properties fo:font-family="Courier" style:font-family-generic="modern" style:font-pitch="fixed" fo:font-size="12pt" style:font-size-asian="12pt" style:font-size-complex="12pt"/>
    </style:style>
    <style:style style:name="P7" style:family="paragraph">
      <style:text-properties fo:font-family="Courier" style:font-family-generic="modern" style:font-pitch="fixed" fo:font-size="12pt" style:font-family-asian="Courier" style:font-family-generic-asian="modern" style:font-pitch-asian="fixed" style:font-size-asian="12pt" style:font-family-complex="Courier" style:font-family-generic-complex="modern" style:font-pitch-complex="fixed" style:font-size-complex="12pt"/>
    </style:style>
    <style:style style:name="P8" style:family="paragraph">
      <style:text-properties fo:font-size="14pt" style:font-size-asian="14pt" style:font-size-complex="14pt"/>
    </style:style>
    <style:style style:name="P9" style:family="paragraph">
      <style:text-properties fo:font-family="Courier" style:font-family-generic="modern" style:font-pitch="fixed" fo:font-size="14pt" style:font-size-asian="14pt" style:font-size-complex="14pt"/>
    </style:style>
    <style:style style:name="P10" style:family="paragraph">
      <style:text-properties fo:font-size="12pt" style:font-size-asian="12pt" style:font-size-complex="12pt"/>
    </style:style>
    <style:style style:name="P11" style:family="paragraph">
      <style:paragraph-properties fo:text-align="center"/>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T1" style:family="text">
      <style:text-properties fo:font-family="Courier" style:font-family-generic="modern" style:font-pitch="fixed" fo:font-size="16pt" style:font-size-asian="16pt" style:font-size-complex="16pt"/>
    </style:style>
    <style:style style:name="T2" style:family="text">
      <style:text-properties fo:font-family="Courier" style:font-family-generic="modern" style:font-pitch="fixed" fo:font-size="16pt" fo:font-style="italic" style:font-size-asian="16pt" style:font-style-asian="italic" style:font-size-complex="16pt" style:font-style-complex="italic"/>
    </style:style>
    <style:style style:name="T3" style:family="text">
      <style:text-properties fo:font-size="14pt" style:font-size-asian="14pt" style:font-size-complex="14pt"/>
    </style:style>
    <style:style style:name="T4" style:family="text">
      <style:text-properties fo:font-size="16pt" style:font-size-asian="16pt" style:font-size-complex="16pt"/>
    </style:style>
    <style:style style:name="T5" style:family="text">
      <style:text-properties fo:font-size="10pt" style:font-size-asian="10pt" style:font-size-complex="10pt"/>
    </style:style>
    <style:style style:name="T6" style:family="text">
      <style:text-properties fo:font-family="Courier" style:font-family-generic="modern" style:font-pitch="fixed" fo:font-size="12pt" style:font-size-asian="12pt" style:font-size-complex="12pt"/>
    </style:style>
    <style:style style:name="T7" style:family="text">
      <style:text-properties fo:font-family="Courier" style:font-family-generic="modern" style:font-pitch="fixed" fo:font-size="12pt" fo:font-style="normal" style:font-size-asian="12pt" style:font-style-asian="normal" style:font-size-complex="12pt" style:font-style-complex="normal"/>
    </style:style>
    <style:style style:name="T8" style:family="text">
      <style:text-properties style:use-window-font-color="true" style:text-outline="false" style:text-line-through-style="none" fo:font-family="Courier" style:font-family-generic="modern" style:font-pitch="fixed" fo:font-size="12pt" fo:font-style="normal" fo:text-shadow="none" style:text-underline-style="none" fo:font-weight="normal" style:letter-kerning="true" style:font-family-asian="Courier" style:font-family-generic-asian="modern" style:font-pitch-asian="fixed" style:font-size-asian="12pt" style:font-style-asian="normal" style:font-weight-asian="normal" style:font-family-complex="Courier" style:font-family-generic-complex="modern" style:font-pitch-complex="fixed" style:font-size-complex="12pt" style:font-style-complex="normal" style:font-weight-complex="normal" style:text-emphasize="none" style:font-relief="none" style:text-overline-style="none" style:text-overline-color="font-color"/>
    </style:style>
    <style:style style:name="T9" style:family="text">
      <style:text-properties fo:font-family="Courier" style:font-family-generic="modern" style:font-pitch="fixed" fo:font-size="14pt" style:font-size-asian="14pt" style:font-size-complex="14pt"/>
    </style:style>
    <style:style style:name="T10" style:family="text">
      <style:text-properties fo:font-size="12pt" style:font-size-asian="12pt" style:font-size-complex="12pt"/>
    </style:style>
    <style:style style:name="T11" style:family="text">
      <style:text-properties fo:font-family="Courier" style:font-family-generic="modern" style:font-pitch="fixed" fo:font-size="14pt" fo:font-style="italic" style:font-size-asian="14pt" style:font-style-asian="italic" style:font-size-complex="14pt" style:font-style-complex="italic"/>
    </style:style>
    <style:style style:name="T12" style:family="text">
      <style:text-properties fo:font-family="Courier" style:font-family-generic="modern" style:font-pitch="fixed"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weight="bold" style:font-size-asian="10pt" style:font-weight-asian="bold" style:font-size-complex="10pt" style:font-weight-complex="bold"/>
    </style:style>
    <style:style style:name="T15" style:family="text">
      <style:text-properties fo:font-family="Courier" style:font-family-generic="modern" style:font-pitch="fixed" fo:font-size="16pt" fo:font-style="normal" style:font-size-asian="16pt" style:font-style-asian="normal" style:font-size-complex="16pt" style:font-style-complex="normal"/>
    </style:style>
    <style:style style:name="T16"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4.064cm" svg:height="1.397cm" svg:x="1.686cm" svg:y="12.276cm">
          <draw:text-box>
            <text:p text:style-name="P1"><text:span text:style-name="T1">SELECT *</text:span></text:p>
            <text:p text:style-name="P1"><text:span text:style-name="T1">FROM </text:span><text:span text:style-name="T2">table</text:span></text:p>
          </draw:text-box>
        </draw:frame>
        <draw:frame draw:style-name="gr2" draw:text-style-name="P2" draw:layer="layout" svg:width="19.59cm" svg:height="0.806cm" svg:x="1cm" svg:y="2.099cm">
          <draw:text-box>
            <text:p text:style-name="P2"><text:span text:style-name="T3">Understanding data with SQL</text:span></text:p>
          </draw:text-box>
        </draw:frame>
        <draw:frame draw:style-name="gr3" draw:text-style-name="P3" draw:layer="layout" svg:width="2.437cm" svg:height="0.882cm" svg:x="1.558cm" svg:y="10.891cm">
          <draw:text-box>
            <text:p text:style-name="P3"><text:span text:style-name="T4">View all</text:span></text:p>
          </draw:text-box>
        </draw:frame>
        <draw:line draw:style-name="gr4" draw:text-style-name="P4" draw:layer="layout" svg:x1="5.009cm" svg:y1="13.833cm" svg:x2="16.947cm" svg:y2="13.833cm">
          <text:p/>
        </draw:line>
        <draw:frame draw:style-name="gr5" draw:text-style-name="P3" draw:layer="layout" svg:width="5.33cm" svg:height="0.882cm" svg:x="1.584cm" svg:y="13.968cm">
          <draw:text-box>
            <text:p><text:span text:style-name="T4">Filter</text:span></text:p>
          </draw:text-box>
        </draw:frame>
        <draw:frame draw:style-name="gr1" draw:text-style-name="P1" draw:layer="layout" svg:width="7.62cm" svg:height="1.94cm" svg:x="1.67cm" svg:y="15.198cm">
          <draw:text-box>
            <text:p text:style-name="P1"><text:span text:style-name="T1">SELECT *</text:span></text:p>
            <text:p text:style-name="P1"><text:span text:style-name="T1">FROM </text:span><text:span text:style-name="T2">table</text:span></text:p>
            <text:p text:style-name="P1"><text:span text:style-name="T1">WHERE </text:span><text:span text:style-name="T2">conditions</text:span></text:p>
          </draw:text-box>
        </draw:frame>
        <draw:frame draw:style-name="gr6" draw:text-style-name="P5" draw:layer="layout" svg:width="2.717cm" svg:height="0.758cm" svg:x="7.578cm" svg:y="12.341cm">
          <draw:text-box>
            <text:p text:style-name="P5"><text:span text:style-name="T5">For example:</text:span></text:p>
          </draw:text-box>
        </draw:frame>
        <draw:frame draw:style-name="gr7" draw:text-style-name="P5" draw:layer="layout" svg:width="3.154cm" svg:height="0.66cm" svg:x="7.611cm" svg:y="15.268cm">
          <draw:text-box>
            <text:p text:style-name="P5"><text:span text:style-name="T5">For example:</text:span></text:p>
          </draw:text-box>
        </draw:frame>
        <draw:frame draw:style-name="gr1" draw:text-style-name="P6" draw:layer="layout" svg:width="4.039cm" svg:height="1.397cm" svg:x="10.322cm" svg:y="12.341cm">
          <draw:text-box>
            <text:p text:style-name="P6"><text:span text:style-name="T6">SELECT *</text:span></text:p>
            <text:p text:style-name="P6"><text:span text:style-name="T6">FROM </text:span><text:span text:style-name="T7">citibike</text:span></text:p>
          </draw:text-box>
        </draw:frame>
        <draw:frame draw:style-name="gr1" draw:text-style-name="P6" draw:layer="layout" svg:width="6.096cm" svg:height="1.523cm" svg:x="10.308cm" svg:y="15.295cm">
          <draw:text-box>
            <text:p text:style-name="P7"><text:span text:style-name="T6">SELECT *</text:span></text:p>
            <text:p><text:span text:style-name="T8">FRO</text:span><text:span text:style-name="T6">M </text:span><text:span text:style-name="T7">citibike</text:span></text:p>
            <text:p text:style-name="P6"><text:span text:style-name="T7">WHERE bikes &gt;= 5</text:span></text:p>
          </draw:text-box>
        </draw:frame>
        <draw:frame draw:style-name="gr3" draw:text-style-name="P9" draw:layer="layout" svg:width="2.28cm" svg:height="0.747cm" svg:x="1.666cm" svg:y="5.038cm">
          <draw:text-box>
            <text:p text:style-name="P8"><text:span text:style-name="T9">SELECT</text:span></text:p>
          </draw:text-box>
        </draw:frame>
        <draw:frame draw:style-name="gr8" draw:text-style-name="P10" draw:layer="layout" svg:width="18.6cm" svg:height="1.321cm" svg:x="1.704cm" svg:y="3.768cm">
          <draw:text-box>
            <text:p text:style-name="P10"><text:span text:style-name="T10">Clauses are distinct parts of an SQL statement. Put each on its own line and capitalize as below to increase legibility. Here are the five you will find most useful for understanding data:</text:span></text:p>
          </draw:text-box>
        </draw:frame>
        <draw:frame draw:style-name="gr3" draw:text-style-name="P9" draw:layer="layout" svg:width="3.466cm" svg:height="0.747cm" svg:x="1.661cm" svg:y="5.751cm">
          <draw:text-box>
            <text:p text:style-name="P8"><text:span text:style-name="T9">FROM </text:span><text:span text:style-name="T11">table</text:span></text:p>
          </draw:text-box>
        </draw:frame>
        <draw:frame draw:style-name="gr9" draw:text-style-name="P5" draw:layer="layout" svg:width="11.945cm" svg:height="0.658cm" svg:x="7.585cm" svg:y="5.867cm">
          <draw:text-box>
            <text:p text:style-name="P5"><text:span text:style-name="T5">Specify the table you want. For example, </text:span><text:span text:style-name="T12">FROM citibike</text:span></text:p>
          </draw:text-box>
        </draw:frame>
        <draw:frame draw:style-name="gr3" draw:text-style-name="P9" draw:layer="layout" svg:width="5.243cm" svg:height="0.747cm" svg:x="1.685cm" svg:y="6.46cm">
          <draw:text-box>
            <text:p text:style-name="P8"><text:span text:style-name="T9">WHERE </text:span><text:span text:style-name="T11">conditions</text:span></text:p>
          </draw:text-box>
        </draw:frame>
        <draw:frame draw:style-name="gr3" draw:text-style-name="P9" draw:layer="layout" svg:width="4.947cm" svg:height="0.747cm" svg:x="1.673cm" svg:y="8.696cm">
          <draw:text-box>
            <text:p text:style-name="P8"><text:span text:style-name="T9">GROUP BY </text:span><text:span text:style-name="T11">column</text:span></text:p>
          </draw:text-box>
        </draw:frame>
        <draw:frame draw:style-name="gr3" draw:text-style-name="P3" draw:layer="layout" svg:width="2.538cm" svg:height="0.882cm" svg:x="1.508cm" svg:y="2.879cm">
          <draw:text-box>
            <text:p text:style-name="P3"><text:span text:style-name="T4">Clauses</text:span></text:p>
          </draw:text-box>
        </draw:frame>
        <draw:frame draw:style-name="gr9" draw:text-style-name="P5" draw:layer="layout" svg:width="11.945cm" svg:height="0.658cm" svg:x="7.578cm" svg:y="5.114cm">
          <draw:text-box>
            <text:p text:style-name="P5"><text:span text:style-name="T5">List the columns you want to show. </text:span><text:span text:style-name="T12">*</text:span><text:span text:style-name="T5"> selects all columns.</text:span></text:p>
          </draw:text-box>
        </draw:frame>
        <draw:frame draw:style-name="gr10" draw:text-style-name="P5" draw:layer="layout" svg:width="13.012cm" svg:height="2.273cm" svg:x="7.578cm" svg:y="6.486cm">
          <draw:text-box>
            <text:p text:style-name="P5"><text:span text:style-name="T5">Place conditions on the rows that will be shown. Combine conditions with </text:span><text:span text:style-name="T12">AND</text:span><text:span text:style-name="T5"> and </text:span><text:span text:style-name="T12">OR</text:span><text:span text:style-name="T5"> (for example, </text:span><text:span text:style-name="T12">bikes &gt;= 5 AND bikes &lt; 10</text:span><text:span text:style-name="T5"> would choose rows where </text:span><text:span text:style-name="T12">bikes</text:span><text:span text:style-name="T5"> is greater than or equal to five </text:span><text:span text:style-name="T13">and</text:span><text:span text:style-name="T5"> less than ten). Negate them with </text:span><text:span text:style-name="T12">NOT</text:span><text:span text:style-name="T5"> (for example </text:span><text:span text:style-name="T12">NOT bikes = 3</text:span><text:span text:style-name="T5">) would choose rows where </text:span><text:span text:style-name="T12">bikes </text:span><text:span text:style-name="T5">is not three.</text:span></text:p>
          </draw:text-box>
        </draw:frame>
        <draw:frame draw:style-name="gr3" draw:text-style-name="P9" draw:layer="layout" svg:width="4.947cm" svg:height="0.747cm" svg:x="1.66cm" svg:y="9.382cm">
          <draw:text-box>
            <text:p text:style-name="P8"><text:span text:style-name="T9">ORDER BY </text:span><text:span text:style-name="T11">column</text:span></text:p>
          </draw:text-box>
        </draw:frame>
        <draw:frame draw:style-name="gr9" draw:text-style-name="P5" draw:layer="layout" svg:width="13.019cm" svg:height="0.645cm" svg:x="7.571cm" svg:y="8.774cm">
          <draw:text-box>
            <text:p text:style-name="P5"><text:span text:style-name="T5">Group the output by the column. See </text:span><text:span text:style-name="T14">Count in groups </text:span><text:span text:style-name="T5">below for an example.</text:span></text:p>
          </draw:text-box>
        </draw:frame>
        <draw:frame draw:style-name="gr9" draw:text-style-name="P5" draw:layer="layout" svg:width="13.019cm" svg:height="1.472cm" svg:x="7.571cm" svg:y="9.448cm">
          <draw:text-box>
            <text:p text:style-name="P5"><text:span text:style-name="T5">Order the output by the column. Add </text:span><text:span text:style-name="T12">ASC</text:span><text:span text:style-name="T5"> to order ascending (lowest to highest value), </text:span><text:span text:style-name="T12">DESC</text:span><text:span text:style-name="T5"> to order descending (highest to lowest value). For example, </text:span><text:span text:style-name="T12">ORDER BY bikes DESC </text:span><text:span text:style-name="T5">would order rows by </text:span><text:span text:style-name="T12">bikes</text:span><text:span text:style-name="T5">, highest to lowest.</text:span></text:p>
          </draw:text-box>
        </draw:frame>
        <draw:line draw:style-name="gr4" draw:text-style-name="P4" draw:layer="layout" svg:x1="5.062cm" svg:y1="10.906cm" svg:x2="17cm" svg:y2="10.906cm">
          <text:p/>
        </draw:line>
        <draw:frame draw:style-name="gr3" draw:text-style-name="P5" draw:layer="layout" svg:width="10.116cm" svg:height="0.645cm" svg:x="1.727cm" svg:y="11.691cm">
          <draw:text-box>
            <text:p><text:span text:style-name="T5">This is the default statement in applications such as CartoDB.</text:span></text:p>
          </draw:text-box>
        </draw:frame>
        <draw:frame draw:style-name="gr3" draw:text-style-name="P5" draw:layer="layout" svg:width="16.885cm" svg:height="0.645cm" svg:x="1.729cm" svg:y="14.629cm">
          <draw:text-box>
            <text:p><text:span text:style-name="T5">Only show the rows that match the given conditions. See </text:span><text:span text:style-name="T14">Clauses</text:span><text:span text:style-name="T5">, above, for more details on conditions.</text:span></text:p>
          </draw:text-box>
        </draw:frame>
        <draw:frame draw:style-name="gr5" draw:text-style-name="P3" draw:layer="layout" svg:width="5.33cm" svg:height="0.882cm" svg:x="1.584cm" svg:y="17.168cm">
          <draw:text-box>
            <text:p><text:span text:style-name="T4">Count</text:span></text:p>
          </draw:text-box>
        </draw:frame>
        <draw:line draw:style-name="gr4" draw:text-style-name="P4" draw:layer="layout" svg:x1="5.009cm" svg:y1="17.133cm" svg:x2="16.947cm" svg:y2="17.133cm">
          <text:p/>
        </draw:line>
        <draw:frame draw:style-name="gr3" draw:text-style-name="P5" draw:layer="layout" svg:width="17.178cm" svg:height="0.658cm" svg:x="1.73cm" svg:y="17.83cm">
          <draw:text-box>
            <text:p><text:span text:style-name="T12">SELECT</text:span><text:span text:style-name="T5"> can do more than pick columns. It can also </text:span><text:span text:style-name="T13">aggregate</text:span><text:span text:style-name="T5"> columns. Get the number of rows in a table:</text:span></text:p>
          </draw:text-box>
        </draw:frame>
        <draw:frame draw:style-name="gr1" draw:text-style-name="P1" draw:layer="layout" svg:width="7.62cm" svg:height="1.397cm" svg:x="1.67cm" svg:y="18.298cm">
          <draw:text-box>
            <text:p text:style-name="P1"><text:span text:style-name="T1">SELECT COUNT(*)</text:span></text:p>
            <text:p text:style-name="P1"><text:span text:style-name="T1">FROM </text:span><text:span text:style-name="T2">table</text:span></text:p>
          </draw:text-box>
        </draw:frame>
        <draw:frame draw:style-name="gr7" draw:text-style-name="P5" draw:layer="layout" svg:width="3.154cm" svg:height="0.66cm" svg:x="7.612cm" svg:y="18.368cm">
          <draw:text-box>
            <text:p text:style-name="P5"><text:span text:style-name="T5">For example:</text:span></text:p>
          </draw:text-box>
        </draw:frame>
        <draw:frame draw:style-name="gr1" draw:text-style-name="P6" draw:layer="layout" svg:width="6.096cm" svg:height="1.397cm" svg:x="10.309cm" svg:y="18.395cm">
          <draw:text-box>
            <text:p text:style-name="P7"><text:span text:style-name="T6">SELECT COUNT(*)</text:span></text:p>
            <text:p><text:span text:style-name="T8">FRO</text:span><text:span text:style-name="T6">M </text:span><text:span text:style-name="T7">citibike</text:span></text:p>
          </draw:text-box>
        </draw:frame>
        <draw:line draw:style-name="gr4" draw:text-style-name="P4" draw:layer="layout" svg:x1="5.009cm" svg:y1="19.633cm" svg:x2="16.947cm" svg:y2="19.633cm">
          <text:p/>
        </draw:line>
        <draw:frame draw:style-name="gr5" draw:text-style-name="P3" draw:layer="layout" svg:width="5.33cm" svg:height="0.882cm" svg:x="1.584cm" svg:y="19.668cm">
          <draw:text-box>
            <text:p><text:span text:style-name="T4">Count and filter</text:span></text:p>
          </draw:text-box>
        </draw:frame>
        <draw:frame draw:style-name="gr3" draw:text-style-name="P5" draw:layer="layout" svg:width="12.668cm" svg:height="0.658cm" svg:x="1.73cm" svg:y="20.33cm">
          <draw:text-box>
            <text:p><text:span text:style-name="T5">Add a </text:span><text:span text:style-name="T12">WHERE</text:span><text:span text:style-name="T5"> clause to the above to count only the rows you are interested in.</text:span></text:p>
          </draw:text-box>
        </draw:frame>
        <draw:frame draw:style-name="gr1" draw:text-style-name="P1" draw:layer="layout" svg:width="7.62cm" svg:height="1.94cm" svg:x="1.67cm" svg:y="20.798cm">
          <draw:text-box>
            <text:p text:style-name="P1"><text:span text:style-name="T1">SELECT COUNT(*)</text:span></text:p>
            <text:p text:style-name="P1"><text:span text:style-name="T1">FROM </text:span><text:span text:style-name="T2">table</text:span></text:p>
            <text:p text:style-name="P1"><text:span text:style-name="T15">WHERE </text:span><text:span text:style-name="T2">conditions</text:span></text:p>
          </draw:text-box>
        </draw:frame>
        <draw:frame draw:style-name="gr7" draw:text-style-name="P5" draw:layer="layout" svg:width="3.154cm" svg:height="0.66cm" svg:x="7.612cm" svg:y="20.868cm">
          <draw:text-box>
            <text:p text:style-name="P5"><text:span text:style-name="T5">For example:</text:span></text:p>
          </draw:text-box>
        </draw:frame>
        <draw:frame draw:style-name="gr1" draw:text-style-name="P6" draw:layer="layout" svg:width="6.096cm" svg:height="1.523cm" svg:x="10.309cm" svg:y="20.895cm">
          <draw:text-box>
            <text:p text:style-name="P7"><text:span text:style-name="T6">SELECT COUNT(*)</text:span></text:p>
            <text:p><text:span text:style-name="T8">FRO</text:span><text:span text:style-name="T6">M </text:span><text:span text:style-name="T7">citibike</text:span></text:p>
            <text:p><text:span text:style-name="T7">WHERE bikes &gt;= 5</text:span></text:p>
          </draw:text-box>
        </draw:frame>
        <draw:line draw:style-name="gr4" draw:text-style-name="P4" draw:layer="layout" svg:x1="5.009cm" svg:y1="22.733cm" svg:x2="16.947cm" svg:y2="22.733cm">
          <text:p/>
        </draw:line>
        <draw:frame draw:style-name="gr5" draw:text-style-name="P3" draw:layer="layout" svg:width="5.33cm" svg:height="0.882cm" svg:x="1.585cm" svg:y="22.769cm">
          <draw:text-box>
            <text:p><text:span text:style-name="T4">Count in groups</text:span></text:p>
          </draw:text-box>
        </draw:frame>
        <draw:frame draw:style-name="gr11" draw:text-style-name="P5" draw:layer="layout" svg:width="18.769cm" svg:height="1.14cm" svg:x="1.731cm" svg:y="23.431cm">
          <draw:text-box>
            <text:p><text:span text:style-name="T5">Group rows by their value in a column, then count the number of rows in each group. Handy for answering questions </text:span></text:p>
            <text:p><text:span text:style-name="T5">like “How many stations are there in each borough?” </text:span></text:p>
          </draw:text-box>
        </draw:frame>
        <draw:frame draw:style-name="gr1" draw:text-style-name="P1" draw:layer="layout" svg:width="8.473cm" svg:height="1.94cm" svg:x="1.671cm" svg:y="24.433cm">
          <draw:text-box>
            <text:p text:style-name="P1"><text:span text:style-name="T1">SELECT </text:span><text:span text:style-name="T2">column</text:span><text:span text:style-name="T1">, COUNT(*)</text:span></text:p>
            <text:p text:style-name="P1"><text:span text:style-name="T1">FROM </text:span><text:span text:style-name="T2">table</text:span></text:p>
            <text:p text:style-name="P1"><text:span text:style-name="T15">GROUP BY </text:span><text:span text:style-name="T2">column</text:span></text:p>
          </draw:text-box>
        </draw:frame>
        <draw:frame draw:style-name="gr7" draw:text-style-name="P5" draw:layer="layout" svg:width="3.154cm" svg:height="0.66cm" svg:x="10.313cm" svg:y="24.403cm">
          <draw:text-box>
            <text:p text:style-name="P5"><text:span text:style-name="T5">For example:</text:span></text:p>
          </draw:text-box>
        </draw:frame>
        <draw:frame draw:style-name="gr1" draw:text-style-name="P6" draw:layer="layout" svg:width="6.987cm" svg:height="1.523cm" svg:x="10.31cm" svg:y="24.93cm">
          <draw:text-box>
            <text:p text:style-name="P7"><text:span text:style-name="T6">SELECT borough, COUNT(*)</text:span></text:p>
            <text:p><text:span text:style-name="T8">FRO</text:span><text:span text:style-name="T6">M </text:span><text:span text:style-name="T7">citibike</text:span></text:p>
            <text:p><text:span text:style-name="T7">GROUP BY borough</text:span></text:p>
          </draw:text-box>
        </draw:frame>
        <draw:line draw:style-name="gr4" draw:text-style-name="P4" draw:layer="layout" svg:x1="5.01cm" svg:y1="26.634cm" svg:x2="16.948cm" svg:y2="26.634cm">
          <text:p/>
        </draw:line>
        <draw:frame draw:style-name="gr12" draw:text-style-name="P11" draw:layer="layout" svg:width="19.59cm" svg:height="1.037cm" svg:x="1cm" svg:y="1.279cm">
          <draw:text-box>
            <text:p text:style-name="P11"><text:span text:style-name="T16">SQL Cheatsheet</text:span></text:p>
          </draw:text-box>
        </draw:frame>
      </draw:page>
      <draw:page draw:name="page2" draw:style-name="dp1" draw:master-page-name="Default">
        <draw:frame draw:style-name="gr5" draw:text-style-name="P3" draw:layer="layout" svg:width="6.83cm" svg:height="0.882cm" svg:x="1.586cm" svg:y="1.77cm">
          <draw:text-box>
            <text:p><text:span text:style-name="T4">Count in groups and filter</text:span></text:p>
          </draw:text-box>
        </draw:frame>
        <draw:frame draw:style-name="gr13" draw:text-style-name="P5" draw:layer="layout" svg:width="18.597cm" svg:height="1.039cm" svg:x="1.732cm" svg:y="2.432cm">
          <draw:text-box>
            <text:p><text:span text:style-name="T5">Group filtered rows by their value in a column, then count the number of rows in each group. “How many stations</text:span></text:p>
            <text:p><text:span text:style-name="T5">are there in each borough that meet my criteria?”</text:span></text:p>
          </draw:text-box>
        </draw:frame>
        <draw:frame draw:style-name="gr1" draw:text-style-name="P1" draw:layer="layout" svg:width="8.473cm" svg:height="2.503cm" svg:x="1.672cm" svg:y="3.434cm">
          <draw:text-box>
            <text:p text:style-name="P1"><text:span text:style-name="T1">SELECT </text:span><text:span text:style-name="T2">column</text:span><text:span text:style-name="T1">, COUNT(*)</text:span></text:p>
            <text:p text:style-name="P1"><text:span text:style-name="T1">FROM </text:span><text:span text:style-name="T2">table</text:span></text:p>
            <text:p text:style-name="P1"><text:span text:style-name="T15">WHERE </text:span><text:span text:style-name="T2">conditions</text:span></text:p>
            <text:p text:style-name="P1"><text:span text:style-name="T15">GROUP BY </text:span><text:span text:style-name="T2">column</text:span></text:p>
          </draw:text-box>
        </draw:frame>
        <draw:frame draw:style-name="gr7" draw:text-style-name="P5" draw:layer="layout" svg:width="3.154cm" svg:height="0.66cm" svg:x="10.314cm" svg:y="3.404cm">
          <draw:text-box>
            <text:p text:style-name="P5"><text:span text:style-name="T5">For example:</text:span></text:p>
          </draw:text-box>
        </draw:frame>
        <draw:frame draw:style-name="gr1" draw:text-style-name="P6" draw:layer="layout" svg:width="6.987cm" svg:height="1.947cm" svg:x="10.311cm" svg:y="3.931cm">
          <draw:text-box>
            <text:p text:style-name="P7"><text:span text:style-name="T6">SELECT borough, COUNT(*)</text:span></text:p>
            <text:p><text:span text:style-name="T8">FRO</text:span><text:span text:style-name="T6">M </text:span><text:span text:style-name="T7">citibike</text:span></text:p>
            <text:p><text:span text:style-name="T7">WHERE bikes &gt; 1</text:span></text:p>
            <text:p><text:span text:style-name="T7">GROUP BY borough</text:span></text:p>
          </draw:text-box>
        </draw:frame>
        <draw:line draw:style-name="gr4" draw:text-style-name="P4" draw:layer="layout" svg:x1="5.011cm" svg:y1="5.935cm" svg:x2="16.949cm" svg:y2="5.935cm">
          <text:p/>
        </draw:line>
        <draw:frame draw:style-name="gr5" draw:text-style-name="P3" draw:layer="layout" svg:width="10.411cm" svg:height="0.882cm" svg:x="1.587cm" svg:y="5.971cm">
          <draw:text-box>
            <text:p><text:span text:style-name="T4">Find unique values in a column</text:span></text:p>
          </draw:text-box>
        </draw:frame>
        <draw:frame draw:style-name="gr13" draw:text-style-name="P5" draw:layer="layout" svg:width="18.597cm" svg:height="1.065cm" svg:x="1.733cm" svg:y="6.633cm">
          <draw:text-box>
            <text:p><text:span text:style-name="T12">SELECT</text:span><text:span text:style-name="T5"> has more tricks up its sleeve. Here it is used to quickly give us all of the unique values in a column by using </text:span><text:span text:style-name="T12">DISTINCT</text:span><text:span text:style-name="T5">. This is handy for understanding a column in a database that is new to you. “What's in here?”</text:span></text:p>
          </draw:text-box>
        </draw:frame>
        <draw:frame draw:style-name="gr1" draw:text-style-name="P1" draw:layer="layout" svg:width="8.473cm" svg:height="1.397cm" svg:x="1.673cm" svg:y="7.635cm">
          <draw:text-box>
            <text:p text:style-name="P1"><text:span text:style-name="T1">SELECT DISTINCT(</text:span><text:span text:style-name="T2">column</text:span><text:span text:style-name="T15">)</text:span></text:p>
            <text:p text:style-name="P1"><text:span text:style-name="T1">FROM </text:span><text:span text:style-name="T2">table</text:span></text:p>
          </draw:text-box>
        </draw:frame>
        <draw:frame draw:style-name="gr7" draw:text-style-name="P5" draw:layer="layout" svg:width="3.154cm" svg:height="0.66cm" svg:x="10.315cm" svg:y="7.605cm">
          <draw:text-box>
            <text:p text:style-name="P5"><text:span text:style-name="T5">For example:</text:span></text:p>
          </draw:text-box>
        </draw:frame>
        <draw:frame draw:style-name="gr14" draw:text-style-name="P7" draw:layer="layout" svg:width="6.987cm" svg:height="1.099cm" svg:x="10.312cm" svg:y="8.132cm">
          <draw:text-box>
            <text:p text:style-name="P7"><text:span text:style-name="T6">SELECT DISTINCT(borough)</text:span></text:p>
            <text:p><text:span text:style-name="T8">FRO</text:span><text:span text:style-name="T6">M </text:span><text:span text:style-name="T7">citibike</text:span></text:p>
          </draw:text-box>
        </draw:frame>
        <draw:line draw:style-name="gr4" draw:text-style-name="P4" draw:layer="layout" svg:x1="5.012cm" svg:y1="9.236cm" svg:x2="16.95cm" svg:y2="9.236cm">
          <text:p/>
        </draw:line>
        <draw:frame draw:style-name="gr5" draw:text-style-name="P3" draw:layer="layout" svg:width="10.411cm" svg:height="0.882cm" svg:x="1.588cm" svg:y="9.272cm">
          <draw:text-box>
            <text:p><text:span text:style-name="T4">Find the range of a column</text:span></text:p>
          </draw:text-box>
        </draw:frame>
        <draw:frame draw:style-name="gr13" draw:text-style-name="P5" draw:layer="layout" svg:width="18.597cm" svg:height="1.039cm" svg:x="1.734cm" svg:y="9.934cm">
          <draw:text-box>
            <text:p><text:span text:style-name="T5">More SELECT fun. Get the range of values in a column with MIN and MAX. As above, this is useful for understanding a column in a database that is new to you.</text:span></text:p>
          </draw:text-box>
        </draw:frame>
        <draw:frame draw:style-name="gr1" draw:text-style-name="P1" draw:layer="layout" svg:width="11.01cm" svg:height="1.397cm" svg:x="1.674cm" svg:y="10.936cm">
          <draw:text-box>
            <text:p text:style-name="P1"><text:span text:style-name="T1">SELECT MIN(</text:span><text:span text:style-name="T2">column</text:span><text:span text:style-name="T15">), MAX(</text:span><text:span text:style-name="T2">column</text:span><text:span text:style-name="T15">)</text:span></text:p>
            <text:p text:style-name="P1"><text:span text:style-name="T1">FROM </text:span><text:span text:style-name="T2">table</text:span></text:p>
          </draw:text-box>
        </draw:frame>
        <draw:frame draw:style-name="gr7" draw:text-style-name="P5" draw:layer="layout" svg:width="3.154cm" svg:height="0.66cm" svg:x="12.716cm" svg:y="10.906cm">
          <draw:text-box>
            <text:p text:style-name="P5"><text:span text:style-name="T5">For example:</text:span></text:p>
          </draw:text-box>
        </draw:frame>
        <draw:frame draw:style-name="gr14" draw:text-style-name="P7" draw:layer="layout" svg:width="7.881cm" svg:height="1.099cm" svg:x="12.709cm" svg:y="11.433cm">
          <draw:text-box>
            <text:p text:style-name="P7"><text:span text:style-name="T6">SELECT MIN(bikes), MAX(bikes)</text:span></text:p>
            <text:p><text:span text:style-name="T8">FRO</text:span><text:span text:style-name="T6">M </text:span><text:span text:style-name="T7">citibike</text:span></text:p>
          </draw:text-box>
        </draw:frame>
        <draw:line draw:style-name="gr4" draw:text-style-name="P4" draw:layer="layout" svg:x1="5.013cm" svg:y1="12.537cm" svg:x2="16.951cm" svg:y2="12.537cm">
          <text:p/>
        </draw:line>
        <draw:frame draw:style-name="gr5" draw:text-style-name="P3" draw:layer="layout" svg:width="10.765cm" svg:height="0.882cm" svg:x="1.588cm" svg:y="12.573cm">
          <draw:text-box>
            <text:p><text:span text:style-name="T4">Find unique values in a column and filter</text:span></text:p>
          </draw:text-box>
        </draw:frame>
        <draw:frame draw:style-name="gr13" draw:text-style-name="P5" draw:layer="layout" svg:width="18.597cm" svg:height="1.039cm" svg:x="1.734cm" svg:y="13.235cm">
          <draw:text-box>
            <text:p><text:span text:style-name="T5">As with most statements, you can add a WHERE clause after the FROM clause to restrict the rows that you are querying. Here you can get the unique values in a column while only looking at certain rows.</text:span></text:p>
          </draw:text-box>
        </draw:frame>
        <draw:frame draw:style-name="gr1" draw:text-style-name="P1" draw:layer="layout" svg:width="8.473cm" svg:height="1.94cm" svg:x="1.673cm" svg:y="14.235cm">
          <draw:text-box>
            <text:p text:style-name="P1"><text:span text:style-name="T1">SELECT DISTINCT(</text:span><text:span text:style-name="T2">column</text:span><text:span text:style-name="T15">)</text:span></text:p>
            <text:p text:style-name="P1"><text:span text:style-name="T1">FROM </text:span><text:span text:style-name="T2">table</text:span></text:p>
            <text:p text:style-name="P1"><text:span text:style-name="T15">WHERE </text:span><text:span text:style-name="T2">conditions</text:span></text:p>
          </draw:text-box>
        </draw:frame>
        <draw:frame draw:style-name="gr7" draw:text-style-name="P5" draw:layer="layout" svg:width="3.154cm" svg:height="0.66cm" svg:x="10.315cm" svg:y="14.205cm">
          <draw:text-box>
            <text:p text:style-name="P5"><text:span text:style-name="T5">For example:</text:span></text:p>
          </draw:text-box>
        </draw:frame>
        <draw:frame draw:style-name="gr14" draw:text-style-name="P7" draw:layer="layout" svg:width="6.987cm" svg:height="1.523cm" svg:x="10.312cm" svg:y="14.732cm">
          <draw:text-box>
            <text:p text:style-name="P7"><text:span text:style-name="T6">SELECT DISTINCT(borough)</text:span></text:p>
            <text:p><text:span text:style-name="T8">FRO</text:span><text:span text:style-name="T6">M </text:span><text:span text:style-name="T7">citibike</text:span></text:p>
            <text:p><text:span text:style-name="T7">WHERE bikes &gt; 10</text:span></text:p>
          </draw:text-box>
        </draw:frame>
        <draw:line draw:style-name="gr4" draw:text-style-name="P4" draw:layer="layout" svg:x1="5.013cm" svg:y1="16.337cm" svg:x2="16.951cm" svg:y2="16.337cm">
          <text:p/>
        </draw:line>
        <draw:frame draw:style-name="gr13" draw:text-style-name="P5" draw:layer="layout" svg:width="18.597cm" svg:height="1.006cm" svg:x="1.734cm" svg:y="17.035cm">
          <draw:text-box>
            <text:p><text:span text:style-name="T5">Add an </text:span><text:span text:style-name="T12">ORDER BY</text:span><text:span text:style-name="T5"> clause after a </text:span><text:span text:style-name="T12">FROM</text:span><text:span text:style-name="T5"> clause (or a </text:span><text:span text:style-name="T12">WHERE</text:span><text:span text:style-name="T5"> clause, if you are filtering) to sort rows.</text:span></text:p>
          </draw:text-box>
        </draw:frame>
        <draw:frame draw:style-name="gr1" draw:text-style-name="P1" draw:layer="layout" svg:width="8.473cm" svg:height="2.503cm" svg:x="1.673cm" svg:y="17.635cm">
          <draw:text-box>
            <text:p text:style-name="P1"><text:span text:style-name="T1">SELECT *</text:span></text:p>
            <text:p text:style-name="P1"><text:span text:style-name="T1">FROM </text:span><text:span text:style-name="T2">table</text:span></text:p>
            <text:p text:style-name="P1"><text:span text:style-name="T15">WHERE </text:span><text:span text:style-name="T2">conditions</text:span></text:p>
            <text:p text:style-name="P1"><text:span text:style-name="T15">ORDER BY </text:span><text:span text:style-name="T2">column</text:span></text:p>
          </draw:text-box>
        </draw:frame>
        <draw:frame draw:style-name="gr7" draw:text-style-name="P5" draw:layer="layout" svg:width="3.154cm" svg:height="0.66cm" svg:x="10.315cm" svg:y="17.605cm">
          <draw:text-box>
            <text:p text:style-name="P5"><text:span text:style-name="T5">For example:</text:span></text:p>
          </draw:text-box>
        </draw:frame>
        <draw:frame draw:style-name="gr14" draw:text-style-name="P7" draw:layer="layout" svg:width="6.987cm" svg:height="1.947cm" svg:x="10.312cm" svg:y="18.132cm">
          <draw:text-box>
            <text:p text:style-name="P7"><text:span text:style-name="T6">SELECT DISTINCT(borough)</text:span></text:p>
            <text:p><text:span text:style-name="T8">FRO</text:span><text:span text:style-name="T6">M </text:span><text:span text:style-name="T7">citibike</text:span></text:p>
            <text:p><text:span text:style-name="T7">WHERE bikes &gt; 10</text:span></text:p>
            <text:p><text:span text:style-name="T7">ORDER BY bikes</text:span></text:p>
          </draw:text-box>
        </draw:frame>
        <draw:frame draw:style-name="gr5" draw:text-style-name="P3" draw:layer="layout" svg:width="10.765cm" svg:height="0.882cm" svg:x="1.589cm" svg:y="16.373cm">
          <draw:text-box>
            <text:p><text:span text:style-name="T4">Ordering ro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08T15:05:27</meta:creation-date>
    <meta:print-date>2013-09-08T17:20:51</meta:print-date>
    <dc:date>2013-09-08T17:29:42</dc:date>
    <meta:editing-duration>PT50M40S</meta:editing-duration>
    <meta:editing-cycles>5</meta:editing-cycles>
    <meta:generator>LibreOffice/4.0.4.2$MacOSX_x86 LibreOffice_project/9e9821abd0ffdbc09cd8c52eaa574fa09eb08f2</meta:generator>
    <meta:document-statistic meta:object-count="74"/>
  </office:meta>
</office:document-meta>
</file>